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AssyrianDictionary" svg:font-family="AssyrianDictionary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Plain_20_Text">
      <style:paragraph-properties fo:line-height="150%"/>
      <style:text-properties style:font-name="AssyrianDictionary" fo:font-size="12pt" style:font-size-asian="12pt"/>
    </style:style>
    <style:style style:name="P3" style:family="paragraph" style:parent-style-name="Plain_20_Text">
      <style:paragraph-properties fo:line-height="150%"/>
      <style:text-properties style:font-name="AssyrianDictionary" fo:font-size="12pt" fo:language="pl" fo:country="PL" style:font-size-asian="12pt"/>
    </style:style>
    <style:style style:name="P4" style:family="paragraph" style:parent-style-name="Plain_20_Text">
      <style:paragraph-properties fo:line-height="150%"/>
      <style:text-properties fo:font-variant="small-caps" style:font-name="AssyrianDictionary" fo:font-size="12pt" fo:font-weight="bold" style:font-size-asian="12pt" style:font-weight-asian="bold"/>
    </style:style>
    <style:style style:name="P5" style:family="paragraph" style:parent-style-name="Plain_20_Text">
      <style:paragraph-properties fo:margin-left="0in" fo:margin-right="0in" fo:line-height="150%" fo:text-indent="0.25in" style:auto-text-indent="false"/>
    </style:style>
    <style:style style:name="P6" style:family="paragraph" style:parent-style-name="Plain_20_Text" style:master-page-name="Standard">
      <style:paragraph-properties fo:line-height="150%" fo:text-align="center" style:justify-single-word="false" style:page-number="auto"/>
    </style:style>
    <style:style style:name="P7" style:family="paragraph" style:parent-style-name="Standard">
      <style:paragraph-properties fo:line-height="150%">
        <style:tab-stops>
          <style:tab-stop style:position="5.8752in" style:type="right"/>
        </style:tab-stops>
      </style:paragraph-properties>
    </style:style>
    <style:style style:name="P8" style:family="paragraph" style:parent-style-name="Standard">
      <style:paragraph-properties fo:line-height="150%">
        <style:tab-stops>
          <style:tab-stop style:position="0.3752in"/>
        </style:tab-stops>
      </style:paragraph-properties>
    </style:style>
    <style:style style:name="P9" style:family="paragraph" style:parent-style-name="Standard">
      <style:paragraph-properties fo:line-height="150%"/>
      <style:text-properties style:font-name="AssyrianDictionary"/>
    </style:style>
    <style:style style:name="P10" style:family="paragraph" style:parent-style-name="Standard">
      <style:paragraph-properties fo:line-height="150%"/>
      <style:text-properties style:font-name="AssyrianDictionary" fo:language="pl" fo:country="PL"/>
    </style:style>
    <style:style style:name="P11" style:family="paragraph" style:parent-style-name="Standard">
      <style:paragraph-properties fo:line-height="150%"/>
      <style:text-properties style:font-name="AssyrianDictionary" fo:font-style="italic" style:font-style-asian="italic"/>
    </style:style>
    <style:style style:name="P12" style:family="paragraph" style:parent-style-name="Standard">
      <style:paragraph-properties fo:margin-left="0in" fo:margin-right="0in" fo:line-height="150%" fo:text-indent="0.25in" style:auto-text-indent="false"/>
    </style:style>
    <style:style style:name="T1" style:family="text">
      <style:text-properties style:font-name="AssyrianDictionary"/>
    </style:style>
    <style:style style:name="T2" style:family="text">
      <style:text-properties style:font-name="AssyrianDictionary" fo:font-size="14pt" fo:font-weight="bold" style:font-size-asian="14pt" style:font-weight-asian="bold"/>
    </style:style>
    <style:style style:name="T3" style:family="text">
      <style:text-properties style:font-name="AssyrianDictionary" fo:font-size="14pt" fo:language="pl" fo:country="PL" fo:font-weight="bold" style:font-size-asian="14pt" style:font-weight-asian="bold"/>
    </style:style>
    <style:style style:name="T4" style:family="text">
      <style:text-properties style:font-name="AssyrianDictionary" fo:font-size="14pt" fo:language="pl" fo:country="PL" fo:font-weight="bold" style:font-size-asian="14pt" style:font-weight-asian="bold" style:font-size-complex="24pt"/>
    </style:style>
    <style:style style:name="T5" style:family="text">
      <style:text-properties style:font-name="AssyrianDictionary" fo:language="pl" fo:country="PL"/>
    </style:style>
    <style:style style:name="T6" style:family="text">
      <style:text-properties style:font-name="AssyrianDictionary" fo:language="pl" fo:country="PL" fo:font-style="italic" style:font-style-asian="italic" style:font-style-complex="italic"/>
    </style:style>
    <style:style style:name="T7" style:family="text">
      <style:text-properties style:font-name="AssyrianDictionary" fo:font-size="12pt" style:font-size-asian="12pt"/>
    </style:style>
    <style:style style:name="T8" style:family="text">
      <style:text-properties fo:language="pl" fo:country="PL"/>
    </style:style>
    <style:style style:name="T9" style:family="text">
      <style:text-properties style:text-position="super 58%" style:font-name="AssyrianDictionary"/>
    </style:style>
    <style:style style:name="T10" style:family="text">
      <style:text-properties style:text-position="super 58%" style:font-name="AssyrianDictionary" fo:language="pl" fo:country="PL"/>
    </style:style>
    <style:style style:name="T11" style:family="text">
      <style:text-properties style:text-position="super 58%" style:font-name="AssyrianDictionary" fo:font-size="12pt" style:font-size-asian="12pt"/>
    </style:style>
    <style:style style:name="T12" style:family="text">
      <style:text-properties style:text-position="sub 58%" style:font-name="AssyrianDictionary" fo:language="pl" fo:country="PL"/>
    </style:style>
    <style:style style:name="T13" style:family="text">
      <style:text-properties style:font-name="Courier New" fo:font-size="9pt" fo:letter-spacing="0.0138in" style:font-size-asian="9pt" style:font-name-complex="Courier New" style:font-size-complex="9pt"/>
    </style:style>
    <style:style style:name="T1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5. Å</text:span><text:span text:style-name="T3">ulgi to Aradmu 2 (ÅAr2, </text:span><text:span text:style-name="T4">3.1.13.1</text:span><text:span text:style-name="T3">, RCU 8)</text:span></text:p>
      <text:p text:style-name="P3"/>
      <text:p text:style-name="P4">Sources</text:p>
      <text:p text:style-name="P9"/>
      <text:p text:style-name="P7"><text:span text:style-name="T1">N1 = </text:span><text:span text:style-name="T5">Ni. 9703 (</text:span><text:span text:style-name="T6">ISET</text:span><text:span text:style-name="T5"> 2 120) iii 2’–9’ <text:tab/>=1–8</text:span></text:p>
      <text:p text:style-name="P10"/>
      <text:p text:style-name="P8"><text:span text:style-name="T5">1. <text:tab/></text:span><text:span text:style-name="T10">I</text:span><text:span text:style-name="T5">árad-m[u-ra ù-(na)-a-dug</text:span><text:span text:style-name="T12">4</text:span><text:span text:style-name="T5">]</text:span></text:p>
      <text:p text:style-name="P8"><text:span text:style-name="T5">2.<text:tab/></text:span><text:span text:style-name="T1">≠</text:span><text:span text:style-name="T10">d</text:span><text:span text:style-name="T8">š</text:span><text:span text:style-name="T5">ul</text:span><text:span text:style-name="T1"></text:span><text:span text:style-name="T5">-[gi lugal-zu na-ab-bé-a]</text:span></text:p>
      <text:p text:style-name="P8"><text:span text:style-name="T5">3.<text:tab/></text:span><text:span text:style-name="T10">I</text:span><text:span text:style-name="T1">≠</text:span><text:span text:style-name="T5">a</text:span><text:span text:style-name="T1"></text:span><text:span text:style-name="T5">-[ba-in-da-sá-a ugula éren zú-ke</text:span><text:span text:style-name="T8">š</text:span><text:span text:style-name="T5">da (lugal)]</text:span></text:p>
      <text:p text:style-name="P8"><text:span text:style-name="T5">4.<text:tab/>≠lú […]</text:span></text:p>
      <text:p text:style-name="P8"><text:span text:style-name="T5">5. <text:tab/></text:span><text:span text:style-name="T1">≠</text:span><text:span text:style-name="T5">inim-zu-</text:span><text:span text:style-name="T8">š</text:span><text:span text:style-name="T5">è</text:span><text:span text:style-name="T1"></text:span><text:span text:style-name="T5"> […] h[é-…]</text:span></text:p>
      <text:p text:style-name="P8"><text:span text:style-name="T1">6.<text:tab/>éren-bi-</text:span>š<text:span text:style-name="T1">è x […] nu-x[…]</text:span></text:p>
      <text:p text:style-name="P8"><text:span text:style-name="T5">7. </text:span><text:span text:style-name="T5"><text:tab/>ba-ni-ib-zà[h</text:span><text:span text:style-name="T10">?</text:span><text:span text:style-name="Footnote_20_Symbol"><text:span text:style-name="T1"><text:note text:id="ftn1" text:note-class="footnote"><text:note-citation>1</text:note-citation><text:note-body><text:p text:style-name="Footnote"><text:s/>Only <text:span text:style-name="T13">HA</text:span> (of <text:span text:style-name="T13">HA.A = zàh</text:span>) is preserved. The only other possible restoration would be <text:span text:style-name="T13">ha-[lam…]</text:span>.</text:p></text:note-body></text:note></text:span></text:span><text:span text:style-name="T10"> </text:span><text:span text:style-name="T5">…] i-[…]</text:span></text:p>
      <text:p text:style-name="P8"><text:span text:style-name="T1">8.<text:tab/>éren-b[i…] x […]<text:tab/></text:span></text:p>
      <text:p text:style-name="P11">rest of text broken</text:p>
      <text:p text:style-name="P2"/>
      <text:p text:style-name="P5"><text:span text:style-name="T11">1 </text:span><text:span text:style-name="T7">[Speak to] Aradm[u], </text:span><text:span text:style-name="T11">2 </text:span><text:span text:style-name="T7">[saying (the words) of Å[ulgi, your king]: </text:span></text:p>
      <text:p text:style-name="P12"><text:span text:style-name="T9">3 </text:span><text:span text:style-name="T1">A[baindasa, captain of the royal army,] </text:span><text:span text:style-name="T9">4 </text:span><text:span text:style-name="T1">a man … </text:span><text:span text:style-name="T9">5 </text:span><text:span text:style-name="T1">According to your message … </text:span><text:span text:style-name="T9">6 </text:span><text:span text:style-name="T1">To those troops … not … </text:span><text:span text:style-name="T9">7 </text:span><text:span text:style-name="T1">He escaped</text:span><text:span text:style-name="T9">?</text:span><text:span text:style-name="T1"> … </text:span><text:span text:style-name="T9">8 </text:span><text:span text:style-name="T1">Those troops …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AssyrianDictionary" svg:font-family="AssyrianDictionary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fo:min-width="0in" draw:z-index="0"><draw:text-box fo:min-height="0.1457in"><text:p text:style-name="Header"><text:span text:style-name="Page_20_Number"><text:page-number text:select-page="current">1</text:page-number></text:span></text:p></draw:text-box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Òulgi to Arad-mu x  (3</dc:title>
    <meta:initial-creator>Piotr Michalowski</meta:initial-creator>
    <meta:creation-date>2008-11-14T10:21:00</meta:creation-date>
    <dc:creator>Piotr Michalowski</dc:creator>
    <dc:date>2009-10-28T12:20:00</dc:date>
    <meta:print-date>2009-08-23T18:18:00</meta:print-date>
    <meta:editing-cycles>24</meta:editing-cycles>
    <meta:editing-duration>PT00H08M00S</meta:editing-duration>
    <meta:document-statistic meta:table-count="0" meta:image-count="0" meta:object-count="0" meta:page-count="1" meta:paragraph-count="16" meta:word-count="129" meta:character-count="644"/>
    <meta:generator>OpenOffice.org/3.1$Unix OpenOffice.org_project/310m19$Build-9420</meta:generator>
  </office:meta>
</office:document-meta>
</file>